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7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39.05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33.99mm"/>
    </style:style>
    <style:style style:name="co6" style:family="table-column">
      <style:table-column-properties fo:break-before="auto" style:column-width="47.61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9.12mm"/>
    </style:style>
    <style:style style:name="co10" style:family="table-column">
      <style:table-column-properties fo:break-before="auto" style:column-width="37.59mm"/>
    </style:style>
    <style:style style:name="co11" style:family="table-column">
      <style:table-column-properties fo:break-before="auto" style:column-width="105.04mm"/>
    </style:style>
    <style:style style:name="co12" style:family="table-column">
      <style:table-column-properties fo:break-before="auto" style:column-width="50.59mm"/>
    </style:style>
    <style:style style:name="co13" style:family="table-column">
      <style:table-column-properties fo:break-before="auto" style:column-width="59.16mm"/>
    </style:style>
    <style:style style:name="co14" style:family="table-column">
      <style:table-column-properties fo:break-before="auto" style:column-width="4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rx5808_4butt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Bestellen?</text:p>
          </table:table-cell>
          <table:table-cell office:value-type="string" calcext:value-type="string">
            <text:p><text:s/>Digikeynummer</text:p>
          </table:table-cell>
          <table:table-cell office:value-type="string" calcext:value-type="string">
            <text:p>Reicheltnummer</text:p>
          </table:table-cell>
          <table:table-cell office:value-type="string" calcext:value-type="string">
            <text:p>im korb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7R-G1206 10/25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STCE16:CerOsc_3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CSTCE 16,0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,2µH</text:p>
          </table:table-cell>
          <table:table-cell office:value-type="string" calcext:value-type="string">
            <text:p>NR3015:NR301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87-1648-1-ND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7R-G1206 22/10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7R-G1206 22/10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µ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7R-G1206 22/10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328-A</text:p>
          </table:table-cell>
          <table:table-cell office:value-type="string" calcext:value-type="string">
            <text:p>Housings_QFP:TQFP-32_7x7mm_Pitch0.8mm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ATMEGA328PB-AURCT-ND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 140 F</text:p>
          </table:table-cell>
          <table:table-cell office:value-type="string" calcext:value-type="string">
            <text:p>Diodes_SMD:SMA_Stand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Pin_Headers:Pin_Header_Angled_1x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1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Buzzers_Beepers:Buzzer_12x9.5RM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ockets_MOLEX_KK-System:Socket_MOLEX-KK-RM2-54mm_Lock_2pin_stra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Angled_1x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hilippsFootprints:MICROMATCH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s:LED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s:LED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IR_EMITTER</text:p>
          </table:table-cell>
          <table:table-cell office:value-type="string" calcext:value-type="string">
            <text:p>LEDs:LED_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L3-BC-V</text:p>
          </table:table-cell>
          <table:table-cell office:value-type="string" calcext:value-type="string">
            <text:p>PhilippsFootprints:MCPL3-AC-V</text:p>
          </table:table-cell>
          <table:table-cell office:value-type="string" calcext:value-type="string">
            <text:p>Farn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6SMB 18A SMD</text:p>
          </table:table-cell>
          <table:table-cell office:value-type="string" calcext:value-type="string">
            <text:p>Diodes_SMD:SMB_Standard</text:p>
          </table:table-cell>
          <table:table-cell office:value-type="string" calcext:value-type="string">
            <text:p>ja</text:p>
          </table:table-cell>
          <table:table-cell/>
          <table:table-cell table:style-name="ce2" office:value-type="string" calcext:value-type="string">
            <text:p>P6SMB 18A SMD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X5808</text:p>
          </table:table-cell>
          <table:table-cell office:value-type="string" calcext:value-type="string">
            <text:p>Foxtech:RX5808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_E1</text:p>
          </table:table-cell>
          <table:table-cell office:value-type="string" calcext:value-type="string">
            <text:p>SMA_EDGE</text:p>
          </table:table-cell>
          <table:table-cell office:value-type="string" calcext:value-type="string">
            <text:p>PhilippsFootprints:SMA_EDGE_Johnson_142-0701-80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502-ND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lvc1g3157</text:p>
          </table:table-cell>
          <table:table-cell office:value-type="string" calcext:value-type="string">
            <text:p>TO_SOT_Packages_SMD:SC-70-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6-14909-1-ND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62160</text:p>
          </table:table-cell>
          <table:table-cell office:value-type="string" calcext:value-type="string">
            <text:p>Housings_DFN_QFN:DFN-8-1EP_2x2mm_Pitch0.5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6-29895-1-ND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iversityModule" table:style-name="ta1"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Bestellen?</text:p>
          </table:table-cell>
          <table:table-cell office:value-type="string" calcext:value-type="string">
            <text:p>Digikeynummer</text:p>
          </table:table-cell>
          <table:table-cell office:value-type="string" calcext:value-type="string">
            <text:p>Reicheltnummer</text:p>
          </table:table-cell>
          <table:table-cell office:value-type="string" calcext:value-type="string">
            <text:p>im korb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,8nH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90-8432-1-ND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,9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1210 100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1210 100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1210 100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0805 10/16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0805 10/16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0805 10/16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0805 10/16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4k 0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YAG1783CT-ND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YAG1828CT-ND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X5R-G0805 22/6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s_SMD:R_0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FP840</text:p>
          </table:table-cell>
          <table:table-cell office:value-type="string" calcext:value-type="string">
            <text:p>TO_SOT_Packages_SMD:SOT-14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BFP840FESDH6327XTSA1CT-ND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hilippsFootprints:LUM1503-SM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hilippsFootprints:MICROMATCH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P38798</text:p>
          </table:table-cell>
          <table:table-cell office:value-type="string" calcext:value-type="string">
            <text:p>Housings_DFN_QFN:DFN-12-1EP_4x4mm_Pitch0.5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6-43302-1-ND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hilippsFootprints:Poti-SMD-Model-23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A-10K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_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X5808</text:p>
          </table:table-cell>
          <table:table-cell office:value-type="string" calcext:value-type="string">
            <text:p>PhilippsFootprints:RX5808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flydu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_E1</text:p>
          </table:table-cell>
          <table:table-cell office:value-type="string" calcext:value-type="string">
            <text:p>SMA_EDGE</text:p>
          </table:table-cell>
          <table:table-cell office:value-type="string" calcext:value-type="string">
            <text:p>PhilippsFootprints:SMA_EDGE_Johnson_142-0701-80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502-ND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n74lvc1g3157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6-14909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TDA1308A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68-11063-1-ND</text:p>
          </table:table-cell>
          <table:table-cell table:number-columns-repeated="2"/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rx5808_4button.A1:rx5808_4button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.00.0000</text:date>, <text:time style:data-style-name="N2" text:time-value="10:30:21.7136581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3T12:10:52.901038691</dc:date>
    <meta:editing-duration>PT44M53S</meta:editing-duration>
    <meta:editing-cycles>7</meta:editing-cycles>
    <meta:generator>LibreOffice/5.1.2.2.0$Linux_X86_64 LibreOffice_project/10m0$Build-2</meta:generator>
    <meta:document-statistic meta:table-count="2" meta:cell-count="387" meta:object-count="0"/>
  </office:meta>
</office:document-meta>
</file>